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4000000949873799F37C976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4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5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7" style:family="graphic" style:parent-style-name="standard" style:list-style-name="L1">
      <style:graphic-properties svg:stroke-color="#000000" draw:fill-color="#fff200"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svg:stroke-color="#000000" draw:fill-color="#00a65d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55cm" fo:min-width="0.3cm"/>
    </style:style>
    <style:style style:name="gr10" style:family="graphic" style:parent-style-name="standard">
      <style:graphic-properties svg:stroke-color="#000000" draw:fill-color="#ef413d" draw:textarea-horizontal-align="justify" draw:textarea-vertical-align="middle" draw:auto-grow-height="false" fo:min-height="0.316cm" fo:min-width="0.066cm"/>
    </style:style>
    <style:style style:name="gr11" style:family="graphic" style:parent-style-name="standard">
      <style:graphic-properties svg:stroke-color="#000000" draw:fill-color="#59c5c7" draw:textarea-horizontal-align="justify" draw:textarea-vertical-align="middle" draw:auto-grow-height="false" fo:min-height="0.316cm" fo:min-width="0.066cm"/>
    </style:style>
    <style:style style:name="gr12" style:family="graphic" style:parent-style-name="standard">
      <style:graphic-properties svg:stroke-width="0.035cm" svg:stroke-color="#ed1c24" draw:marker-start-width="0.252cm" draw:marker-end-width="0.252cm" draw:fill-color="#59c5c7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f9a870" draw:textarea-horizontal-align="justify" draw:textarea-vertical-align="middle" draw:auto-grow-height="false" fo:min-height="0.316cm" fo:min-width="0.066cm"/>
    </style:style>
    <style:style style:name="gr14" style:family="graphic" style:parent-style-name="standard" style:list-style-name="L1">
      <style:graphic-properties svg:stroke-color="#000000" draw:fill-color="#8f187c" draw:textarea-horizontal-align="justify" draw:textarea-vertical-align="middle" draw:auto-grow-height="false" fo:min-height="0.316cm" fo:min-width="0.066cm"/>
    </style:style>
    <style:style style:name="gr15" style:family="graphic" style:parent-style-name="standard" style:list-style-name="L1">
      <style:graphic-properties svg:stroke-color="#000000" draw:fill-color="#8f187c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svg:stroke-color="#000000" draw:fill-color="#add58a" draw:textarea-horizontal-align="justify" draw:textarea-vertical-align="middle" draw:auto-grow-height="false" fo:min-height="0.316cm" fo:min-width="0.066cm"/>
    </style:style>
    <style:style style:name="gr17" style:family="graphic" style:parent-style-name="standard">
      <style:graphic-properties svg:stroke-color="#000000" draw:fill-color="#ccbe00" draw:textarea-horizontal-align="justify" draw:textarea-vertical-align="middle" draw:auto-grow-height="false" fo:min-height="0.316cm" fo:min-width="0.066cm"/>
    </style:style>
    <style:style style:name="gr18" style:family="graphic" style:parent-style-name="standard">
      <style:graphic-properties svg:stroke-width="0.035cm" svg:stroke-color="#ed1c24" draw:marker-start-width="0.252cm" draw:marker-end-width="0.252cm" draw:fill-color="#d99116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000000" draw:fill-color="#826aaf" draw:textarea-horizontal-align="justify" draw:textarea-vertical-align="middle" draw:auto-grow-height="false" fo:min-height="0.316cm" fo:min-width="0.066cm"/>
    </style:style>
    <style:style style:name="gr20" style:family="graphic" style:parent-style-name="standard">
      <style:graphic-properties svg:stroke-color="#000000" draw:fill-color="#006d6f" draw:textarea-horizontal-align="justify" draw:textarea-vertical-align="middle" draw:auto-grow-height="false" fo:min-height="0.316cm" fo:min-width="0.066cm"/>
    </style:style>
    <style:style style:name="gr21" style:family="graphic" style:parent-style-name="standard">
      <style:graphic-properties svg:stroke-color="#000000" draw:fill-color="#fcd3c1" draw:textarea-horizontal-align="justify" draw:textarea-vertical-align="middle" draw:auto-grow-height="false" fo:min-height="0.316cm" fo:min-width="0.066cm"/>
    </style:style>
    <style:style style:name="gr22" style:family="graphic" style:parent-style-name="standard">
      <style:graphic-properties svg:stroke-color="#000000" draw:fill-color="#bcaed5" draw:textarea-horizontal-align="justify" draw:textarea-vertical-align="middle" draw:auto-grow-height="false" fo:min-height="0.316cm" fo:min-width="0.066cm"/>
    </style:style>
    <style:style style:name="gr23" style:family="graphic" style:parent-style-name="standard">
      <style:graphic-properties svg:stroke-width="0.035cm" svg:stroke-color="#ed1c24" draw:marker-start-width="0.252cm" draw:marker-end-width="0.252cm" draw:fill-color="#684703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ed1c24" draw:marker-start-width="0.252cm" draw:marker-end-width="0.252cm" draw:fill-color="#bd7cb5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style:font-name="Liberation Sans" fo:font-size="15pt" style:letter-kerning="true" style:font-name-asian="Microsoft YaHei" style:font-size-asian="15pt" style:font-name-complex="Arial" style:font-size-complex="15pt"/>
    </style:style>
    <style:style style:name="P4" style:family="paragraph">
      <loext:graphic-properties draw:fill-color="#fff200"/>
      <style:paragraph-properties fo:text-align="center"/>
      <style:text-properties fo:color="#000000" style:font-name="Liberation Sans" fo:font-size="15pt" style:letter-kerning="true" style:font-name-asian="Microsoft YaHei" style:font-size-asian="15pt" style:font-name-complex="Arial" style:font-size-complex="15pt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-color="#fff200"/>
      <style:paragraph-properties fo:text-align="center"/>
      <style:text-properties fo:color="#000000" fo:font-size="15pt" style:font-size-asian="15pt" style:font-size-complex="15pt"/>
    </style:style>
    <style:style style:name="P7" style:family="paragraph">
      <loext:graphic-properties draw:fill-color="#00a65d"/>
      <style:paragraph-properties fo:text-align="center"/>
      <style:text-properties fo:color="#ffffff" fo:font-size="15pt" style:font-size-asian="15pt" style:font-size-complex="15pt"/>
    </style:style>
    <style:style style:name="P8" style:family="paragraph">
      <loext:graphic-properties draw:fill-color="#ef413d"/>
      <style:paragraph-properties fo:text-align="center"/>
      <style:text-properties fo:color="#ffffff" fo:font-size="15pt" style:font-size-asian="15pt" style:font-size-complex="15pt"/>
    </style:style>
    <style:style style:name="P9" style:family="paragraph">
      <loext:graphic-properties draw:fill-color="#59c5c7"/>
      <style:paragraph-properties fo:text-align="center"/>
      <style:text-properties fo:color="#ffffff" fo:font-size="15pt" style:font-size-asian="15pt" style:font-size-complex="15pt"/>
    </style:style>
    <style:style style:name="P10" style:family="paragraph">
      <loext:graphic-properties draw:fill-color="#f9a870"/>
      <style:paragraph-properties fo:text-align="center"/>
      <style:text-properties fo:color="#000000" fo:font-size="15pt" style:font-size-asian="15pt" style:font-size-complex="15pt"/>
    </style:style>
    <style:style style:name="P11" style:family="paragraph">
      <style:paragraph-properties fo:text-align="center"/>
      <style:text-properties fo:color="#ffffff" style:font-name="Liberation Sans" fo:font-size="15pt" style:letter-kerning="true" style:font-name-asian="Microsoft YaHei" style:font-size-asian="15pt" style:font-name-complex="Arial" style:font-size-complex="15pt"/>
    </style:style>
    <style:style style:name="P12" style:family="paragraph">
      <loext:graphic-properties draw:fill-color="#8f187c"/>
      <style:paragraph-properties fo:text-align="center"/>
      <style:text-properties fo:color="#ffffff" style:font-name="Liberation Sans" fo:font-size="15pt" style:letter-kerning="true" style:font-name-asian="Microsoft YaHei" style:font-size-asian="15pt" style:font-name-complex="Arial" style:font-size-complex="15pt"/>
    </style:style>
    <style:style style:name="P13" style:family="paragraph">
      <loext:graphic-properties draw:fill-color="#add58a"/>
      <style:paragraph-properties fo:text-align="center"/>
      <style:text-properties fo:color="#000000" fo:font-size="15pt" style:font-size-asian="15pt" style:font-size-complex="15pt"/>
    </style:style>
    <style:style style:name="P14" style:family="paragraph">
      <loext:graphic-properties draw:fill-color="#ccbe00"/>
      <style:paragraph-properties fo:text-align="center"/>
      <style:text-properties fo:color="#000000" fo:font-size="15pt" style:font-size-asian="15pt" style:font-size-complex="15pt"/>
    </style:style>
    <style:style style:name="P15" style:family="paragraph">
      <loext:graphic-properties draw:fill-color="#d99116"/>
      <style:paragraph-properties fo:text-align="center"/>
      <style:text-properties fo:color="#ffffff" fo:font-size="15pt" style:font-size-asian="15pt" style:font-size-complex="15pt"/>
    </style:style>
    <style:style style:name="P16" style:family="paragraph">
      <loext:graphic-properties draw:fill-color="#826aaf"/>
      <style:paragraph-properties fo:text-align="center"/>
      <style:text-properties fo:color="#ffffff" style:font-name="Liberation Sans" fo:font-size="15pt" style:letter-kerning="true" style:font-name-asian="Microsoft YaHei" style:font-size-asian="15pt" style:font-name-complex="Arial" style:font-size-complex="15pt"/>
    </style:style>
    <style:style style:name="P17" style:family="paragraph">
      <loext:graphic-properties draw:fill-color="#006d6f"/>
      <style:paragraph-properties fo:text-align="center"/>
      <style:text-properties fo:color="#ffffff" fo:font-size="15pt" style:font-size-asian="15pt" style:font-size-complex="15pt"/>
    </style:style>
    <style:style style:name="P18" style:family="paragraph">
      <loext:graphic-properties draw:fill-color="#fcd3c1"/>
      <style:paragraph-properties fo:text-align="center"/>
      <style:text-properties fo:color="#000000" fo:font-size="15pt" style:font-size-asian="15pt" style:font-size-complex="15pt"/>
    </style:style>
    <style:style style:name="P19" style:family="paragraph">
      <loext:graphic-properties draw:fill-color="#bcaed5"/>
      <style:paragraph-properties fo:text-align="center"/>
      <style:text-properties fo:color="#000000" fo:font-size="15pt" style:font-size-asian="15pt" style:font-size-complex="15pt"/>
    </style:style>
    <style:style style:name="P20" style:family="paragraph">
      <loext:graphic-properties draw:fill-color="#684703"/>
      <style:paragraph-properties fo:text-align="center"/>
      <style:text-properties fo:color="#ffffff" fo:font-size="15pt" style:font-size-asian="15pt" style:font-size-complex="15pt"/>
    </style:style>
    <style:style style:name="P21" style:family="paragraph">
      <loext:graphic-properties draw:fill-color="#bd7cb5"/>
      <style:paragraph-properties fo:text-align="center"/>
      <style:text-properties fo:color="#000000" fo:font-size="15pt" style:font-size-asian="15pt" style:font-size-complex="15pt"/>
    </style:style>
    <style:style style:name="P22" style:family="paragraph">
      <loext:graphic-properties draw:fill-color="#ffffff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ffffff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4.6cm" svg:y1="1cm" svg:x2="14.8cm" svg:y2="17cm">
          <text:p/>
        </draw:line>
        <draw:frame draw:style-name="gr2" draw:text-style-name="P2" draw:layer="layout" svg:width="27.679cm" svg:height="12.047cm" svg:x="0.2cm" svg:y="3cm">
          <draw:image xlink:href="Pictures/1000000000000154000000949873799F37C976DE.png" xlink:type="simple" xlink:show="embed" xlink:actuate="onLoad">
            <text:p/>
          </draw:image>
        </draw:frame>
        <draw:custom-shape draw:style-name="gr3" draw:text-style-name="P4" draw:layer="layout" svg:width="0.8cm" svg:height="0.8cm" svg:x="3.6cm" svg:y="4.4cm">
          <text:p text:style-name="P3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3.6cm" svg:y="3.6cm">
          <text:p text:style-name="P3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20.8cm" svg:y="4.8cm">
          <text:p text:style-name="P3">L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8cm" svg:height="0.8cm" svg:x="24.4cm" svg:y="4.8cm">
          <text:p text:style-name="P5"><text:span text:style-name="T1">L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8cm" svg:height="0.8cm" svg:x="14.2cm" svg:y="6cm">
          <text:p text:style-name="P3">L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8cm" svg:height="0.8cm" svg:x="24.2cm" svg:y="12.6cm">
          <text:p text:style-name="P2"><text:span text:style-name="T2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8cm" svg:height="0.8cm" svg:x="14cm" svg:y="14.4cm">
          <text:p text:style-name="P5"><text:span text:style-name="T1">L8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6" draw:layer="layout" svg:width="0.8cm" svg:height="0.8cm" svg:x="14cm" svg:y="12.6cm">
          <text:p text:style-name="P5"><text:span text:style-name="T1">L6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6" draw:layer="layout" svg:width="0.8cm" svg:height="0.8cm" svg:x="8.001cm" svg:y="3.501cm">
          <text:p text:style-name="P5"><text:span text:style-name="T1">L7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7" draw:layer="layout" svg:width="0.8cm" svg:height="0.8cm" svg:x="13.001cm" svg:y="12.601cm">
          <text:p text:style-name="P2"><text:span text:style-name="T2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cm" svg:height="0.8cm" svg:x="16.8cm" svg:y="7.4cm">
          <text:p text:style-name="P2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cm" svg:height="0.8cm" svg:x="6.901cm" svg:y="5.101cm">
          <text:p text:style-name="P2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8cm" svg:height="0.8cm" svg:x="11.601cm" svg:y="7.401cm">
          <text:p text:style-name="P2"><text:span text:style-name="T2">S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9" draw:layer="layout" svg:width="0.8cm" svg:height="0.8cm" svg:x="11.902cm" svg:y="6.502cm">
          <text:p text:style-name="P2"><text:span text:style-name="T2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8cm" svg:height="0.8cm" svg:x="15.201cm" svg:y="11.301cm">
          <text:p text:style-name="P5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8cm" svg:height="0.8cm" svg:x="26.8cm" svg:y="7.6cm">
          <text:p text:style-name="P1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8cm" svg:height="0.8cm" svg:x="26.801cm" svg:y="8.801cm">
          <text:p text:style-name="P11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cm" svg:height="0.8cm" svg:x="19.4cm" svg:y="12.2cm">
          <text:p text:style-name="P5"><text:span text:style-name="T1">T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cm" svg:height="0.8cm" svg:x="8.402cm" svg:y="13.002cm">
          <text:p text:style-name="P5"><text:span text:style-name="T1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8cm" svg:height="0.8cm" svg:x="18.8cm" svg:y="13.2cm">
          <text:p text:style-name="P2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8cm" svg:height="0.8cm" svg:x="19.4cm" svg:y="7.8cm">
          <text:p text:style-name="P11">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8cm" svg:height="0.8cm" svg:x="16cm" svg:y="14.6cm">
          <text:p text:style-name="P2"><text:span text:style-name="T2">S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9" draw:layer="layout" svg:width="0.8cm" svg:height="0.8cm" svg:x="11cm" svg:y="6.502cm">
          <text:p text:style-name="P2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8cm" svg:height="0.8cm" svg:x="5.302cm" svg:y="7.302cm">
          <text:p text:style-name="P2"><text:span text:style-name="T2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8cm" svg:height="0.8cm" svg:x="5.203cm" svg:y="4.403cm">
          <text:p text:style-name="P2"><text:span text:style-name="T2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8cm" svg:height="0.8cm" svg:x="10.304cm" svg:y="4.404cm">
          <text:p text:style-name="P2"><text:span text:style-name="T2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8cm" svg:height="0.8cm" svg:x="16.605cm" svg:y="11.305cm">
          <text:p text:style-name="P2"><text:span text:style-name="T2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8cm" svg:height="0.8cm" svg:x="16.606cm" svg:y="12.106cm">
          <text:p text:style-name="P2"><text:span text:style-name="T2">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8cm" svg:height="0.8cm" svg:x="10.907cm" svg:y="5.407cm">
          <text:p text:style-name="P2"><text:span text:style-name="T2">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8cm" svg:height="0.8cm" svg:x="17.402cm" svg:y="10.702cm">
          <text:p text:style-name="P5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8cm" svg:height="0.8cm" svg:x="17.403cm" svg:y="13.603cm">
          <text:p text:style-name="P5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0.8cm" svg:height="0.8cm" svg:x="13.4cm" svg:y="9.6cm">
          <text:p text:style-name="P2"><text:span text:style-name="T2">L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0.8cm" svg:height="0.8cm" svg:x="13cm" svg:y="14.6cm">
          <text:p text:style-name="P2"><text:span text:style-name="T2">K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8cm" svg:height="0.8cm" svg:x="4.502cm" svg:y="7cm">
          <text:p text:style-name="P5"><text:span text:style-name="T4">W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8cm" svg:height="0.8cm" svg:x="18.2cm" svg:y="4.4cm">
          <text:p text:style-name="P5"><text:span text:style-name="T4">W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8cm" svg:height="0.8cm" svg:x="11.2cm" svg:y="4.4cm">
          <text:p text:style-name="P5"><text:span text:style-name="T4">W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8cm" svg:height="0.8cm" svg:x="10.504cm" svg:y="7.704cm">
          <text:p text:style-name="P5"><text:span text:style-name="T1">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8.4cm" svg:y1="14.6cm" svg:x2="17.403cm" svg:y2="13.603cm">
          <text:p/>
        </draw:line>
        <draw:line draw:style-name="gr25" draw:text-style-name="P1" draw:layer="layout" svg:x1="17.313cm" svg:y1="14.51cm" svg:x2="18.29cm" svg:y2="13.494cm">
          <text:p/>
        </draw:line>
        <draw:custom-shape draw:style-name="gr24" draw:text-style-name="P21" draw:layer="layout" svg:width="0.8cm" svg:height="0.8cm" svg:x="24.701cm" svg:y="4.001cm">
          <text:p text:style-name="P5"><text:span text:style-name="T4">W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8cm" svg:height="0.8cm" svg:x="12.102cm" svg:y="12.602cm">
          <text:p text:style-name="P5"><text:span text:style-name="T4">W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08:34:58.592000000</meta:creation-date>
    <dc:date>2019-04-05T07:13:56.670000000</dc:date>
    <meta:editing-duration>PT22H38M40S</meta:editing-duration>
    <meta:editing-cycles>3</meta:editing-cycles>
    <meta:generator>LibreOffice/5.4.5.1$Windows_X86_64 LibreOffice_project/79c9829dd5d8054ec39a82dc51cd9eff340dbee8</meta:generator>
    <meta:print-date>2019-04-03T15:47:10.060000000</meta:print-date>
    <meta:document-statistic meta:object-count="66"/>
  </office:meta>
</office:document-meta>
</file>